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3842fc"/>
    </style:style>
    <style:style style:name="P16"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7"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9"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1"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2"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P24"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T1" style:family="text">
      <style:text-properties fo:font-weight="bold" style:font-weight-asian="bold"/>
    </style:style>
    <style:style style:name="T2" style:family="text">
      <style:text-properties fo:font-weight="bold" officeooo:rsid="00231914" style:font-weight-asian="bold"/>
    </style:style>
    <style:style style:name="T3" style:family="text">
      <style:text-properties fo:font-weight="bold" officeooo:rsid="0032cc9d" style:font-weight-asian="bold"/>
    </style:style>
    <style:style style:name="T4" style:family="text">
      <style:text-properties fo:font-weight="bold" officeooo:rsid="003a2691" style:font-weight-asian="bold"/>
    </style:style>
    <style:style style:name="T5" style:family="text">
      <style:text-properties fo:font-weight="bold" officeooo:rsid="003fe797" style:font-weight-asian="bold"/>
    </style:style>
    <style:style style:name="T6" style:family="text">
      <style:text-properties fo:font-style="italic" style:font-style-asian="italic"/>
    </style:style>
    <style:style style:name="T7" style:family="text">
      <style:text-properties officeooo:rsid="00195003"/>
    </style:style>
    <style:style style:name="T8" style:family="text">
      <style:text-properties officeooo:rsid="00231914"/>
    </style:style>
    <style:style style:name="T9" style:family="text">
      <style:text-properties officeooo:rsid="002574d9"/>
    </style:style>
    <style:style style:name="T10" style:family="text">
      <style:text-properties officeooo:rsid="00291872"/>
    </style:style>
    <style:style style:name="T11" style:family="text">
      <style:text-properties officeooo:rsid="0029e807"/>
    </style:style>
    <style:style style:name="T12" style:family="text">
      <style:text-properties officeooo:rsid="002ccdaa"/>
    </style:style>
    <style:style style:name="T13" style:family="text">
      <style:text-properties officeooo:rsid="002dd789"/>
    </style:style>
    <style:style style:name="T14" style:family="text">
      <style:text-properties officeooo:rsid="0032cc9d"/>
    </style:style>
    <style:style style:name="T15" style:family="text">
      <style:text-properties officeooo:rsid="003842fc"/>
    </style:style>
    <style:style style:name="T16" style:family="text">
      <style:text-properties officeooo:rsid="003cf7e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Standard Form Certificate</text:p>
        <text:p text:style-name="P13">Apart from the purpose, governing law, any forum for disputes, <text:span text:style-name="T15">and any specific term</text:span> that I have filled in below, I certify that the following proposed terms are exactly the same as <text:span text:style-name="T1">The Waypoint NDA 2.0.</text:span><text:span text:style-name="T5">0</text:span><text:span text:style-name="T1">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16"><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14"><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4"><text:span text:style-name="T1">Forum for Disputes</text:span>:<text:tab/>________________________________________<text:line-break/>________________________________________<text:line-break/>[Optional. Name the city, district, or country where any disputes about <text:span text:style-name="T8">the</text:span> agreement will happen.]</text:p>
        <text:p text:style-name="P15"><text:span text:style-name="T3">Term</text:span>:<text:tab/>________________________________________<text:line-break/>[<text:span text:style-name="T14">Optional. State how long the agreement will cover new confidential information disclosed.</text:span>]</text:p>
      </text:section>
      <text:section text:style-name="Sect1" text:name="Section1">
        <text:p text:style-name="P23"><text:span text:style-name="T1">The Waypoint </text:span><text:span text:style-name="T2">Nondisclosure Agreement </text:span><text:span text:style-name="T1">2.0.0</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6">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6">Section 4(b)</text:span> (Permitted Disclosure) <text:span text:style-name="T12">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text:soft-page-break/>(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6">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6">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9">(ii)<text:tab/></text:span>If Receiving Party is a legal entity, Receiving Party shall also ensure that its Personnel abide by the confidentiality obligations of Receiving Party under this agreement.</text:p>
        <text:p text:style-name="P8"><text:soft-page-break/>(i<text:span text:style-name="T9">i</text:span>i)<text:tab/>If Receiving Party is a legal entity, Receiving Party shall provide Disclosing Party copies of confidentiality agreements with Personnel who receive Confidential Information on Disclosing Party request.</text:p>
        <text:p text:style-name="P8"><text:span text:style-name="T9">(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5">6.<text:tab/><text:span text:style-name="T4">Defend Trade Secrets Act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text:soft-page-break/>7.<text:tab/><text:span text:style-name="T1">Term</text:span>.</text:p>
        <text:p text:style-name="P6">(a)<text:tab/><text:span text:style-name="T1">Expiration</text:span>. This agreement will terminate automatically <text:span text:style-name="T14">after the term on the accompanying standard form certificate, or if none is specified, after one year</text:span>.</text:p>
        <text:p text:style-name="P6">(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6">Section 4</text:span> (Confidentiality Obligations) for Confidential Information disclosed during the term survive the term of this agreement as follows:</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text:span text:style-name="T13">voluntarily or by operation of law,</text:span> without the prior, signed, written consent of the other party. Any attempt to assign or delegate without consent will have no legal effect.</text:p>
        <text:p text:style-name="P6">(b)<text:tab/><text:span text:style-name="T1">Dispute Resolution</text:span>. The governing law on the accompanying standard form certificate will govern all aspects of this agreement. The parties shall bring legal proceedings related to this agreement only in the national and <text:span text:style-name="T10">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6"><text:soft-page-break/>(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text:span text:style-name="T16">s</text:span> follow.]</text:p>
      </text:section>
      <text:section text:style-name="Sect1" text:name="Section2">
        <text:p text:style-name="P4">The parties <text:span text:style-name="T12">agree to</text:span> this nondisclosure agreement on the dates by their signatures.</text:p>
        <text:p text:style-name="P21">First Party</text:p>
        <text:p text:style-name="P19">Legal Name:<text:tab/>________________________________________<text:line-break/>[Write the legal name of the party proposing the <text:span text:style-name="T11">agreement</text:span>, like “Super Software, Inc.” or “John A. Smith”.<text:span text:style-name="T7">]</text:span></text:p>
        <text:p text:style-name="P17">Legal Type:<text:tab/>________________________________________<text:line-break/>[Write the company’s jurisdiction and legal form, like “Delaware corporation” or “New York resident” for an individual.]</text:p>
        <text:p text:style-name="P19">Signature:<text:tab/>________________________________________</text:p>
        <text:p text:style-name="P17">Name:<text:tab/>________________________________________</text:p>
        <text:p text:style-name="P19">Title:<text:tab/>________________________________________<text:line-break/>[Leave blank if the party is an individual.]</text:p>
        <text:p text:style-name="P19">Date:<text:tab/>________________________________________</text:p>
        <text:p text:style-name="P17">E-Mail:<text:tab/>________________________________________</text:p>
        <text:p text:style-name="P22">The parties <text:span text:style-name="T12">agree to</text:span> this nondisclosure agreement on the dates by their signatures.</text:p>
        <text:p text:style-name="P20">Second Party</text:p>
        <text:p text:style-name="P18">Legal Name:<text:tab/>_______________________________________<text:line-break/>[Write the legal name of the party receiving the <text:span text:style-name="T11">agreement proposal</text:span>, like “Quick Welding LLC” or “Jane B. Doe”.]</text:p>
        <text:p text:style-name="P17">Legal Type:<text:tab/>________________________________________<text:line-break/>[Write the company’s jurisdiction and legal form, like “Delaware corporation” or “Texas resident” for an individual.]</text:p>
        <text:p text:style-name="P19">Signature:<text:tab/>________________________________________</text:p>
        <text:p text:style-name="P19">Name:<text:tab/>________________________________________</text:p>
        <text:p text:style-name="P19">Title:<text:tab/>________________________________________<text:line-break/>[Leave blank if the party is an individual.]</text:p>
        <text:p text:style-name="P19">Date:<text:tab/>________________________________________</text:p>
        <text:p text:style-name="P19">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6.1.5.2$Linux_X86_64 LibreOffice_project/10$Build-2</meta:generator>
    <dc:date>2021-05-22T16:12:04.281285113</dc:date>
    <dc:creator>Kyle Mitchell</dc:creator>
    <meta:editing-duration>PT22M31S</meta:editing-duration>
    <meta:editing-cycles>29</meta:editing-cycles>
    <meta:document-statistic meta:table-count="0" meta:image-count="0" meta:object-count="0" meta:page-count="9" meta:paragraph-count="103" meta:word-count="1957" meta:character-count="14261" meta:non-whitespace-character-count="12404"/>
  </office:meta>
</office:document-meta>
</file>